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.655cm" fo:min-width="3.945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1.337cm" fo:min-width="4.58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3.878cm" fo:min-width="5.8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38cm" fo:min-width="16.645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2.29cm" fo:min-width="5.85cm"/>
      <style:paragraph-properties style:writing-mode="lr-tb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1.973cm" fo:min-width="5.85cm"/>
      <style:paragraph-properties style:writing-mode="lr-tb"/>
    </style:style>
    <style:style style:name="gr8" style:family="graphic" style:parent-style-name="standard">
      <style:graphic-properties draw:fill-color="#ffbf00" draw:textarea-horizontal-align="justify" draw:textarea-vertical-align="middle" draw:auto-grow-height="false" fo:min-height="1.02cm" fo:min-width="5.85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1.02cm" fo:min-width="5.85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1.655cm" fo:min-width="5.85cm"/>
      <style:paragraph-properties style:writing-mode="lr-tb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1.338cm" fo:min-width="5.532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1.338cm" fo:min-width="5.85cm"/>
      <style:paragraph-properties style:writing-mode="lr-tb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3.243cm" fo:min-width="2.675cm"/>
      <style:paragraph-properties style:writing-mode="lr-tb"/>
    </style:style>
    <style:style style:name="gr14" style:family="graphic" style:parent-style-name="standard">
      <style:graphic-properties draw:fill-color="#e0c2cd" draw:textarea-horizontal-align="justify" draw:textarea-vertical-align="middle" draw:auto-grow-height="false" fo:min-height="1.338cm" fo:min-width="5.8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-color="#ffbf00"/>
      <style:paragraph-properties fo:text-align="center" style:writing-mode="lr-tb"/>
    </style:style>
    <style:style style:name="P6" style:family="paragraph">
      <loext:graphic-properties draw:fill-color="#ffff00"/>
      <style:paragraph-properties fo:text-align="center" style:writing-mode="lr-tb"/>
    </style:style>
    <style:style style:name="P7" style:family="paragraph">
      <loext:graphic-properties draw:fill-color="#e0c2cd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45cm" svg:height="1.905cm" svg:x="14.335cm" svg:y="20.367cm">
          <text:p text:style-name="P1">Flask Serve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445cm" svg:height="1.905cm" svg:x="8.62cm" svg:y="20.367cm">
          <text:p text:style-name="P1">Python Code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08cm" svg:height="1.587cm" svg:x="1.635cm" svg:y="15.605cm">
          <text:p text:style-name="P1">HTML Files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587cm" svg:x="1.635cm" svg:y="12.747cm">
          <text:p text:style-name="P1">CSS Files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08cm" svg:height="1.587cm" svg:x="1.635cm" svg:y="9.89cm">
          <text:p text:style-name="P1">JavaScript File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715cm" svg:y1="13.54cm" svg:x2="8.62cm" svg:y2="21.319cm" draw:start-shape="id1" draw:end-shape="id2" svg:d="M6715 13540h952v7779h953" svg:viewBox="0 0 1906 7780">
          <text:p/>
        </draw:connector>
        <draw:connector draw:style-name="gr3" draw:text-style-name="P3" draw:layer="layout" svg:x1="6.715cm" svg:y1="10.683cm" svg:x2="8.62cm" svg:y2="21.319cm" draw:start-shape="id3" draw:end-shape="id2" svg:d="M6715 10683h952v10636h953" svg:viewBox="0 0 1906 10637">
          <text:p/>
        </draw:connector>
        <draw:connector draw:style-name="gr3" draw:text-style-name="P3" draw:layer="layout" svg:x1="6.715cm" svg:y1="16.398cm" svg:x2="8.62cm" svg:y2="21.319cm" draw:start-shape="id4" draw:start-glue-point="1" draw:end-shape="id2" svg:d="M6715 16398h952v4921h953" svg:viewBox="0 0 1906 4922">
          <text:p/>
        </draw:connector>
        <draw:connector draw:style-name="gr3" draw:text-style-name="P3" draw:layer="layout" svg:x1="14.335cm" svg:y1="21.319cm" svg:x2="13.065cm" svg:y2="21.319cm" draw:start-shape="id5" draw:start-glue-point="3" draw:end-shape="id2" draw:end-glue-point="1" svg:d="M14335 21319h-1270" svg:viewBox="0 0 1271 1">
          <text:p/>
        </draw:connector>
        <draw:custom-shape draw:style-name="gr4" draw:text-style-name="P2" xml:id="id6" draw:id="id6" draw:layer="layout" svg:width="6.35cm" svg:height="4.128cm" svg:x="13.382cm" svg:y="11.477cm">
          <text:p text:style-name="P1">Web Brows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6.557cm" svg:y1="20.367cm" svg:x2="16.557cm" svg:y2="15.605cm" draw:start-shape="id5" draw:end-shape="id6" svg:d="M16557 20367v-4762" svg:viewBox="0 0 1 4763">
          <text:p/>
        </draw:connector>
        <draw:custom-shape draw:style-name="gr5" draw:text-style-name="P4" draw:layer="layout" svg:width="17.145cm" svg:height="1.588cm" draw:transform="skewX (0.000698131700797732) rotate (0.000872664625997165) translate (1.951cm 2.27cm)">
          <text:p text:style-name="P1">Overview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2" xml:id="id7" draw:id="id7" draw:layer="layout" svg:width="6.35cm" svg:height="2.54cm" svg:x="1cm" svg:y="20.05cm">
          <text:p text:style-name="P1">PythonAnywhere</text:p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6.35cm" svg:height="2.223cm" svg:x="14.24cm" svg:y="20.05cm">
          <text:p text:style-name="P1">Bluehost</text:p>
          <draw:enhanced-geometry svg:viewBox="0 0 21600 21600" draw:type="rectangle" draw:enhanced-path="M 0 0 L 21600 0 21600 21600 0 21600 0 0 Z N"/>
        </draw:custom-shape>
        <draw:custom-shape draw:style-name="gr8" draw:text-style-name="P5" xml:id="id12" draw:id="id12" draw:layer="layout" svg:width="6.35cm" svg:height="1.27cm" svg:x="14.24cm" svg:y="17.51cm">
          <text:p text:style-name="P1">Email Script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6.35cm" svg:height="1.27cm" draw:transform="skewX (-0.0151843644923507) translate (0.981cm 17.51cm)">
          <text:p text:style-name="P1">Main Prog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0" draw:id="id10" draw:layer="layout" svg:width="6.35cm" svg:height="1.905cm" svg:x="1cm" svg:y="14.335cm">
          <text:p text:style-name="P1">Password Change</text:p>
          <text:p text:style-name="P1">Request</text:p>
          <draw:enhanced-geometry svg:viewBox="0 0 21600 21600" draw:type="rectangle" draw:enhanced-path="M 0 0 L 21600 0 21600 21600 0 21600 0 0 Z N"/>
        </draw:custom-shape>
        <draw:custom-shape draw:style-name="gr11" draw:text-style-name="P6" xml:id="id14" draw:id="id14" draw:layer="layout" svg:width="6.032cm" svg:height="1.588cm" svg:x="10.842cm" svg:y="12.43cm">
          <text:p text:style-name="P1">Email with Lin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8" draw:id="id8" draw:layer="layout" svg:width="6.35cm" svg:height="1.588cm" svg:x="1cm" svg:y="23.86cm">
          <text:p text:style-name="P1">Datab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1" draw:id="id11" draw:layer="layout" svg:width="3.175cm" svg:height="3.493cm" svg:x="9.572cm" svg:y="17.192cm">
          <text:p text:style-name="P1">Web</text:p>
          <text:p text:style-name="P1">Request</text:p>
          <text:p text:style-name="P1">with</text:p>
          <text:p text:style-name="P1">Link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175cm" svg:y1="22.59cm" svg:x2="4.175cm" svg:y2="23.86cm" draw:start-shape="id7" draw:end-shape="id8" svg:d="M4175 22590v1270" svg:viewBox="0 0 1 1271">
          <text:p/>
        </draw:connector>
        <draw:connector draw:style-name="gr3" draw:text-style-name="P3" draw:layer="layout" svg:x1="4.175cm" svg:y1="20.05cm" svg:x2="4.175cm" svg:y2="18.78cm" draw:start-shape="id7" draw:end-shape="id9" draw:end-glue-point="2" svg:d="M4175 20050v-1270" svg:viewBox="0 0 1 1271">
          <text:p/>
        </draw:connector>
        <draw:connector draw:style-name="gr3" draw:text-style-name="P3" draw:layer="layout" svg:x1="4.156cm" svg:y1="17.51cm" svg:x2="4.175cm" svg:y2="16.24cm" draw:start-shape="id9" draw:start-glue-point="0" draw:end-shape="id10" svg:d="M4156 17510v-635h19v-635" svg:viewBox="0 0 20 1271">
          <text:p/>
        </draw:connector>
        <draw:connector draw:style-name="gr3" draw:text-style-name="P3" draw:layer="layout" svg:x1="7.35cm" svg:y1="15.287cm" svg:x2="9.572cm" svg:y2="18.938cm" draw:start-shape="id10" draw:end-shape="id11" svg:d="M7350 15287h1111v3651h1111" svg:viewBox="0 0 2223 3652">
          <text:p/>
        </draw:connector>
        <draw:connector draw:style-name="gr3" draw:text-style-name="P3" draw:layer="layout" svg:x1="12.747cm" svg:y1="18.938cm" svg:x2="14.24cm" svg:y2="18.145cm" draw:start-shape="id11" draw:end-shape="id12" svg:d="M12747 18938h746v-793h747" svg:viewBox="0 0 1494 794">
          <text:p/>
        </draw:connector>
        <draw:connector draw:style-name="gr3" draw:text-style-name="P3" draw:layer="layout" svg:x1="17.415cm" svg:y1="20.05cm" svg:x2="17.415cm" svg:y2="18.78cm" draw:start-shape="id13" draw:end-shape="id12" draw:end-glue-point="2" svg:d="M17415 20050v-1270" svg:viewBox="0 0 1 1271">
          <text:p/>
        </draw:connector>
        <draw:connector draw:style-name="gr3" draw:text-style-name="P3" draw:layer="layout" svg:x1="17.415cm" svg:y1="17.51cm" svg:x2="13.858cm" svg:y2="14.018cm" draw:start-shape="id12" draw:end-shape="id14" svg:d="M17415 17510v-1746h-3557v-1746" svg:viewBox="0 0 3558 3493">
          <text:p/>
        </draw:connector>
        <draw:connector draw:style-name="gr3" draw:text-style-name="P3" draw:layer="layout" svg:x1="7.35cm" svg:y1="24.654cm" svg:x2="9.572cm" svg:y2="18.938cm" draw:start-shape="id8" draw:end-shape="id11" svg:d="M7350 24654h1111v-5716h1111" svg:viewBox="0 0 2223 5717">
          <text:p/>
        </draw:connector>
        <draw:custom-shape draw:style-name="gr14" draw:text-style-name="P7" xml:id="id15" draw:id="id15" draw:layer="layout" svg:width="6.35cm" svg:height="1.588cm" svg:x="4.492cm" svg:y="9.572cm">
          <text:p text:style-name="P1">Us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667cm" svg:y1="11.16cm" svg:x2="4.175cm" svg:y2="14.335cm" draw:start-shape="id15" draw:end-shape="id10" draw:end-glue-point="0" svg:d="M7667 11160v1587h-3492v1588" svg:viewBox="0 0 3493 3176">
          <text:p/>
        </draw:connector>
        <draw:connector draw:style-name="gr3" draw:text-style-name="P3" draw:layer="layout" svg:x1="13.858cm" svg:y1="12.43cm" svg:x2="7.667cm" svg:y2="11.16cm" draw:start-shape="id14" draw:end-shape="id15" svg:d="M13858 12430v-635h-6191v-635" svg:viewBox="0 0 6192 1271">
          <text:p/>
        </draw:connector>
        <draw:custom-shape draw:style-name="gr5" draw:text-style-name="P4" draw:layer="layout" svg:width="17.145cm" svg:height="1.588cm" draw:transform="skewX (0.000698131700797732) rotate (0.000872664625997165) translate (1.952cm 2.27cm)">
          <text:p text:style-name="P1">Password Reset Reques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30T06:54:34.614000000</meta:creation-date>
    <dc:date>2024-03-05T13:26:08.712000000</dc:date>
    <meta:editing-duration>PT6M2S</meta:editing-duration>
    <meta:editing-cycles>3</meta:editing-cycles>
    <meta:generator>LibreOffice/7.1.2.2$Windows_X86_64 LibreOffice_project/8a45595d069ef5570103caea1b71cc9d82b2aae4</meta:generator>
    <meta:document-statistic meta:object-count="32"/>
  </office:meta>
</office:document-meta>
</file>